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09in"/>
    </style:style>
    <style:style style:name="co3" style:family="table-column">
      <style:table-column-properties fo:break-before="auto" style:column-width="1.2362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2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2"/>
          <table:table-cell office:value-type="string" calcext:value-type="string">
            <text:p>Característica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est F1</text:p>
          </table:table-cell>
          <table:table-cell office:value-type="string" calcext:value-type="string">
            <text:p>Resolución</text:p>
          </table:table-cell>
          <table:table-cell office:value-type="string" calcext:value-type="string">
            <text:p>Tipo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4729" calcext:value-type="float">
            <text:p>0.472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4" office:value-type="string" calcext:value-type="string">
            <text:p>AF</text:p>
          </table:table-cell>
          <table:table-cell table:style-name="ce9" office:value-type="float" office:value="0.6546" calcext:value-type="float">
            <text:p>0.65</text:p>
          </table:table-cell>
          <table:table-cell table:style-name="ce10" office:value-type="float" office:value="0.4729" calcext:value-type="float">
            <text:p>0.4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488" calcext:value-type="float">
            <text:p>0.348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4" office:value-type="string" calcext:value-type="string">
            <text:p>BN</text:p>
          </table:table-cell>
          <table:table-cell table:style-name="ce9" office:value-type="float" office:value="0.9158" calcext:value-type="float">
            <text:p>0.92</text:p>
          </table:table-cell>
          <table:table-cell table:style-name="ce10" office:value-type="float" office:value="0.6916" calcext:value-type="float">
            <text:p>0.69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416" calcext:value-type="float">
            <text:p>0.34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4" office:value-type="string" calcext:value-type="string">
            <text:p>DM</text:p>
          </table:table-cell>
          <table:table-cell table:style-name="ce9" office:value-type="float" office:value="0.7333" calcext:value-type="float">
            <text:p>0.73</text:p>
          </table:table-cell>
          <table:table-cell table:style-name="ce10" office:value-type="float" office:value="0.6261" calcext:value-type="float">
            <text:p>0.6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3167" calcext:value-type="float">
            <text:p>0.316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4" office:value-type="string" calcext:value-type="string">
            <text:p>DP</text:p>
          </table:table-cell>
          <table:table-cell table:style-name="ce9" office:value-type="float" office:value="0.8827" calcext:value-type="float">
            <text:p>0.88</text:p>
          </table:table-cell>
          <table:table-cell table:style-name="ce10" office:value-type="float" office:value="0.7113" calcext:value-type="float">
            <text:p>0.7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2991" calcext:value-type="float">
            <text:p>0.2991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2"/>
          <table:table-cell table:style-name="ce4" office:value-type="string" calcext:value-type="string">
            <text:p>IP</text:p>
          </table:table-cell>
          <table:table-cell table:style-name="ce9" office:value-type="float" office:value="0.7113" calcext:value-type="float">
            <text:p>0.71</text:p>
          </table:table-cell>
          <table:table-cell table:style-name="ce10" office:value-type="float" office:value="0.541" calcext:value-type="float">
            <text:p>0.5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2573" calcext:value-type="float">
            <text:p>0.2573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2"/>
          <table:table-cell table:style-name="ce4" office:value-type="string" calcext:value-type="string">
            <text:p>LSE</text:p>
          </table:table-cell>
          <table:table-cell table:style-name="ce9" office:value-type="float" office:value="0.98" calcext:value-type="float">
            <text:p>0.98</text:p>
          </table:table-cell>
          <table:table-cell table:style-name="ce10" office:value-type="float" office:value="0.9232" calcext:value-type="float">
            <text:p>0.9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Full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style-name="ce4" office:value-type="string" calcext:value-type="string">
            <text:p>USE</text:p>
          </table:table-cell>
          <table:table-cell table:style-name="ce9" office:value-type="float" office:value="0.9797" calcext:value-type="float">
            <text:p>0.98</text:p>
          </table:table-cell>
          <table:table-cell table:style-name="ce10" office:value-type="float" office:value="0.8281" calcext:value-type="float">
            <text:p>0.8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N</text:p>
          </table:table-cell>
          <table:table-cell table:number-columns-repeated="4"/>
          <table:table-cell table:style-name="ce4" office:value-type="string" calcext:value-type="string">
            <text:p>VB</text:p>
          </table:table-cell>
          <table:table-cell table:style-name="ce9" office:value-type="float" office:value="0.5202" calcext:value-type="float">
            <text:p>0.52</text:p>
          </table:table-cell>
          <table:table-cell table:style-name="ce10" office:value-type="float" office:value="0.5275" calcext:value-type="float">
            <text:p>0.53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2"/>
          <table:table-cell table:style-name="ce4" office:value-type="string" calcext:value-type="string">
            <text:p>VM</text:p>
          </table:table-cell>
          <table:table-cell table:style-name="ce9" office:value-type="float" office:value="0.6954" calcext:value-type="float">
            <text:p>0.70</text:p>
          </table:table-cell>
          <table:table-cell table:style-name="ce10" office:value-type="float" office:value="0.6747" calcext:value-type="float">
            <text:p>0.6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ut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float" office:value="0.6916" calcext:value-type="float">
            <text:p>0.691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856" calcext:value-type="float">
            <text:p>0.6856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46" calcext:value-type="float">
            <text:p>0.6246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59" calcext:value-type="float">
            <text:p>0.5759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" calcext:value-type="float">
            <text:p>0.52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55" calcext:value-type="float">
            <text:p>0.515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61" calcext:value-type="float">
            <text:p>0.62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35" calcext:value-type="float">
            <text:p>0.623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84" calcext:value-type="float">
            <text:p>0.618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161" calcext:value-type="float">
            <text:p>0.616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87" calcext:value-type="float">
            <text:p>0.598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716" calcext:value-type="float">
            <text:p>0.571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113" calcext:value-type="float">
            <text:p>0.711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95" calcext:value-type="float">
            <text:p>0.679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568" calcext:value-type="float">
            <text:p>0.656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457" calcext:value-type="float">
            <text:p>0.645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27" calcext:value-type="float">
            <text:p>0.627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904" calcext:value-type="float">
            <text:p>0.590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1" calcext:value-type="float">
            <text:p>0.541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57" calcext:value-type="float">
            <text:p>0.525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85" calcext:value-type="float">
            <text:p>0.485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2" calcext:value-type="float">
            <text:p>0.4200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843" calcext:value-type="float">
            <text:p>0.3843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3689" calcext:value-type="float">
            <text:p>0.3689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232" calcext:value-type="float">
            <text:p>0.923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9007" calcext:value-type="float">
            <text:p>0.9007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699" calcext:value-type="float">
            <text:p>0.8699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514" calcext:value-type="float">
            <text:p>0.8514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464" calcext:value-type="float">
            <text:p>0.846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385" calcext:value-type="float">
            <text:p>0.8385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8281" calcext:value-type="float">
            <text:p>0.828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948" calcext:value-type="float">
            <text:p>0.794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778" calcext:value-type="float">
            <text:p>0.77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662" calcext:value-type="float">
            <text:p>0.766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7366" calcext:value-type="float">
            <text:p>0.736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922" calcext:value-type="float">
            <text:p>0.692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B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63" calcext:value-type="float">
            <text:p>0.4963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917" calcext:value-type="float">
            <text:p>0.4917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73" calcext:value-type="float">
            <text:p>0.4730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65" calcext:value-type="float">
            <text:p>0.4650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4502" calcext:value-type="float">
            <text:p>0.4502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Resolución de malla</text:p>
          </table:table-cell>
          <table:table-cell office:value-type="string" calcext:value-type="string">
            <text:p>Tipo de mall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747" calcext:value-type="float">
            <text:p>0.6747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6028" calcext:value-type="float">
            <text:p>0.6028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451" calcext:value-type="float">
            <text:p>0.5451</text:p>
          </table:table-cell>
          <table:table-cell table:style-name="ce4" office:value-type="string" calcext:value-type="string">
            <text:p>25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75" calcext:value-type="float">
            <text:p>0.527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ecortad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242" calcext:value-type="float">
            <text:p>0.5242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float" office:value="0.5178" calcext:value-type="float">
            <text:p>0.5178</text:p>
          </table:table-cell>
          <table:table-cell table:style-name="ce4" office:value-type="string" calcext:value-type="string">
            <text:p>50K</text:p>
          </table:table-cell>
          <table:table-cell table:style-name="ce4" office:value-type="string" calcext:value-type="string">
            <text:p>Completa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9T15:00:19.956613359</dc:date>
    <meta:editing-duration>PT9H59M59S</meta:editing-duration>
    <meta:editing-cycles>3</meta:editing-cycles>
    <meta:generator>LibreOffice/7.3.7.2$Linux_X86_64 LibreOffice_project/30$Build-2</meta:generator>
    <meta:document-statistic meta:table-count="1" meta:cell-count="248" meta:object-count="0"/>
  </office:meta>
</office:document-meta>
</file>